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officeooo:rsid="0008598a" officeooo:paragraph-rsid="00062742" style:font-size-asian="12pt" style:font-name-complex="Calibri" style:font-size-complex="12pt"/>
    </style:style>
    <style:style style:name="T1" style:family="text">
      <style:text-properties officeooo:rsid="0008e677"/>
    </style:style>
    <style:style style:name="T2" style:family="text">
      <style:text-properties officeooo:rsid="00085ef1"/>
    </style:style>
    <style:style style:name="T3" style:family="text">
      <style:text-properties officeooo:rsid="000530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.</text:span> Create a mesh topology of 15 nodes and implement the link-state and distance vector routing protocols <text:span text:style-name="T1">(available in ns3)</text:span>.</text:p>
      <text:p text:style-name="P1"/>
      <text:p text:style-name="P1">Study the routing table formed for each protocol and the overhead incurred. Also compare and measure the performance of routing in terms of throughput, jitter, <text:span text:style-name="T2">etc</text:span> for each routing protocol. <text:span text:style-name="T1">Use flow monit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09:02:44.089924505</meta:creation-date>
    <dc:date>2019-10-23T09:04:47.136733384</dc:date>
    <meta:editing-duration>PT2M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53" meta:character-count="332" meta:non-whitespace-character-count="281"/>
  </office:meta>
</office:document-meta>
</file>